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d25c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08de16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8de16"/>
    </style:style>
    <style:style style:name="P15" style:family="paragraph" style:parent-style-name="Table_20_Contents">
      <style:text-properties officeooo:paragraph-rsid="0008de16"/>
    </style:style>
    <style:style style:name="P16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08de16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rsid="0008de16" officeooo:paragraph-rsid="0008de16" style:font-size-asian="12pt" style:font-size-complex="12pt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f2d9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officeooo:rsid="0023114a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1f90d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3311120" text:id="ct14029997331112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3311408" text:id="ct14029997331140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3311616" text:id="ct14029997331161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3310128" text:id="ct14029997331012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73310368" text:id="ct140299973310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99973311120"/><text:change-start text:change-id="ct140299973311408"/>Adopt<text:change-end text:change-id="ct140299973311408"/>ed<text:change-start text:change-id="ct140299973311616"/> as a <text:change-end text:change-id="ct140299973311616"/>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73310128"/><text:change-start text:change-id="ct140299973310368"/>Version History<text:change-end text:change-id="ct140299973310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6"><text:span text:style-name="T20">Minor grammatical corrections and </text:span><text:span text:style-name="T21">readability</text:span><text:span text:style-name="T20"> improvements </text:span><text:span text:style-name="T21">as well as the following specific changes:</text:span></text:p>
            <text:list xml:id="list7201675928858027922" text:style-name="L2">
              <text:list-item>
                <text:p text:style-name="P18">Moved <text:span text:style-name="T22">2.5.1.1 MERG CBUS</text:span> section down to section <text:span text:style-name="T22">2.5.3.2 MERG CBUS</text:span></text:p>
              </text:list-item>
              <text:list-item>
                <text:p text:style-name="P18">Significantly expanded the explanations for all the subsections of <text:span text:style-name="T22">2.5 Allocation</text:span> section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08de16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d25c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09:46.764697730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811in" svg:y="0.3102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0.4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20H3M38S</meta:editing-duration>
    <meta:generator>LibreOffice/4.4.0.3$MacOSX_X86_64 LibreOffice_project/de093506bcdc5fafd9023ee680b8c60e3e0645d7</meta:generator>
    <dc:date>2016-02-08T16:09:46.575537000</dc:date>
    <meta:printed-by>Bob Jacobsen</meta:printed-by>
    <meta:print-date>2010-09-15T08:46:04</meta:print-date>
    <meta:document-statistic meta:table-count="2" meta:image-count="1" meta:object-count="0" meta:page-count="1" meta:paragraph-count="18" meta:word-count="122" meta:character-count="759" meta:non-whitespace-character-count="650"/>
  </office:meta>
</office:document-meta>
</file>